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9">
      <style:paragraph-properties fo:margin-top="0in" fo:margin-bottom="0in"/>
    </style:style>
    <style:style style:name="P25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governance-protocol"/>Governance Protocol<text:bookmark-end text:name="governance-protocol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/layer-2/governance-protocol" office:name=""><text:span text:style-name="Definition">https://blueprint.ecohubs.community/articles/rcos-templates/layer-2/governance-protocol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2 — Governance &amp; Decision Logic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2-governance-decision-logic#45-governance-protocol" office:name=""><text:span text:style-name="Definition">§4.5</text:span></text:a>, <text:a xlink:type="simple" xlink:href="https://blueprint.ecohubs.community/articles/rcos-core/v0-1/layer-2-governance-decision-logic#46-safeguards-and-failure-modes" office:name=""><text:span text:style-name="Definition">§4.6</text:span></text:a>, <text:a xlink:type="simple" xlink:href="https://blueprint.ecohubs.community/articles/rcos-core/v0-1/layer-2-governance-decision-logic#47-artifacts" office:name=""><text:span text:style-name="Definition">§4.7</text:span></text:a></text:p>
        </text:list-item>
      </text:list>
      <text:p text:style-name="P3">Defines the full lifecycle of a collective decision — from proposal submission to documentation and appeal.</text:p>
      <text:p text:style-name="Horizontal_20_Line"/>
      <text:h text:style-name="Heading_20_2" text:outline-level="2"><text:bookmark-start text:name="proposal-submission"/>Proposal Submission<text:bookmark-end text:name="proposal-submiss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4"><text:span text:style-name="T1">Rationale — Why formalize how proposals enter the system</text:span></text:p>
      <text:p text:style-name="P4">A decision process that accepts proposals informally — a message, a verbal suggestion, a founder’s idea — has no reliable way to tell what is actually on the table. Requiring a standard submission format, filing location, and mandatory content fields means every proposal arrives with the same information, visible to everyone, traceable from day one.</text:p>
      <text:p text:style-name="P5"><text:span text:style-name="T1">Instructions — How to fill this in</text:span></text:p>
      <text:p text:style-name="P5">State who may propose, where proposals are submitted, the mandatory content fields, and how decision type is determined and challenged.</text:p>
      <text:list text:style-name="L3">
        <text:list-item>
          <text:p text:style-name="P6"><text:span text:style-name="T2">&lt;Operational decisions — handled by the relevant role holder per the Role Registry; no proposal required.&gt;</text:span></text:p>
        </text:list-item>
        <text:list-item>
          <text:p text:style-name="P6"><text:span text:style-name="T2">&lt;Strategic and Constitutional decisions — who may submit, and on what platform.&gt;</text:span></text:p>
        </text:list-item>
        <text:list-item>
          <text:p text:style-name="P6"><text:span text:style-name="T2">&lt;Mandatory proposal fields: summary, affected layers and artifacts, decision type, rationale, risks and mitigations, rollback plan, proposed effective date.&gt;</text:span></text:p>
        </text:list-item>
        <text:list-item>
          <text:p text:style-name="P6"><text:span text:style-name="T2">&lt;Decision type is declared by proposer; defaults to higher-impact type if unclear.&gt;</text:span></text:p>
        </text:list-item>
        <text:list-item>
          <text:p text:style-name="P6"><text:span text:style-name="T2">&lt;Withdrawal rules — when a proposal can be withdrawn and how.&gt;</text:span></text:p>
        </text:list-item>
      </text:list>
      <text:h text:style-name="Heading_20_2" text:outline-level="2"><text:bookmark-start text:name="review-and-deliberation"/>Review and Deliberation<text:bookmark-end text:name="review-and-deliber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/text:p>
      <text:p text:style-name="P7"><text:span text:style-name="T1">Rationale — Why enforce a minimum deliberation window</text:span></text:p>
      <text:p text:style-name="P7">Rushed votes favor whoever is already paying attention and disadvantage everyone else. A mandatory deliberation period, tied to the weight of the decision, gives members time to read, respond, and surface concerns before the vote opens — so the vote reflects considered judgment, not speed of reaction.</text:p>
      <text:p text:style-name="P8"><text:span text:style-name="T1">Instructions — How to fill this in</text:span></text:p>
      <text:p text:style-name="P8">Name the deliberation venues and the minimum periods for Strategic and Constitutional decisions before a vote may open.</text:p>
      <text:list text:style-name="L4">
        <text:list-item>
          <text:p text:style-name="P9"><text:span text:style-name="T2">&lt;Where deliberation happens (forum, chat, meeting).&gt;</text:span></text:p>
        </text:list-item>
        <text:list-item>
          <text:p text:style-name="P9"><text:span text:style-name="T2">&lt;Minimum deliberation period before a vote opens — Strategic.&gt;</text:span></text:p>
        </text:list-item>
        <text:list-item>
          <text:p text:style-name="P9"><text:span text:style-name="T2">&lt;Minimum deliberation period before a vote opens — Constitutional.&gt;</text:span></text:p>
        </text:list-item>
        <text:list-item>
          <text:p text:style-name="P9"/>
        </text:list-item>
      </text:list>
      <text:h text:style-name="Heading_20_2" text:outline-level="2"><text:bookmark-start text:name="decision-execution"/>Decision Execution<text:bookmark-end text:name="decision-execu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1</text:span></text:span></text:a><text:span text:style-name="T2">,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0"><text:span text:style-name="T1">Rationale — Why tie execution to the record</text:span></text:p>
      <text:p text:style-name="P10">A passed proposal that never reaches the affected artifact is a decision in name only — the rules on the ground still say what they said before. Binding execution to a concrete artifact update and version-history entry closes the gap between what was decided and what is actually in force.</text:p>
      <text:p text:style-name="P11"><text:span text:style-name="T1">Instructions — How to fill this in</text:span></text:p>
      <text:p text:style-name="P11">State what happens when a proposal passes (artifact updates, version history) and when it is rejected (archive). Define a time bound for both.</text:p>
      <text:list text:style-name="L5">
        <text:list-item>
          <text:p text:style-name="P12"><text:span text:style-name="T2">&lt;On passing: how proposal is filed; affected artifacts updated; version history entry made.&gt;</text:span></text:p>
        </text:list-item>
        <text:list-item>
          <text:p text:style-name="P12"/>
        </text:list-item>
        <text:list-item>
          <text:p text:style-name="P12"/>
        </text:list-item>
      </text:list>
      <text:h text:style-name="Heading_20_2" text:outline-level="2"><text:bookmark-start text:name="documentation-and-publication"/>Documentation and Publication<text:bookmark-end text:name="documentation-and-publication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4</text:span></text:span></text:a></text:p>
      <text:p text:style-name="P13"><text:span text:style-name="T1">Rationale — Why document every outcome, including rejections</text:span></text:p>
      <text:p text:style-name="P13">Keeping a record of only the decisions that passed erases the reasoning history — members lose track of what was already considered and rejected, and the same debates get re-litigated indefinitely. Archiving both passed and rejected proposals, with a time bound and a verifiable decision record, preserves institutional memory and makes the governance system auditable.</text:p>
      <text:p text:style-name="P14"><text:span text:style-name="T1">Instructions — How to fill this in</text:span></text:p>
      <text:p text:style-name="P14">State retention rules for passed and rejected proposals, what counts as the decision record, and the version-history update obligation.</text:p>
      <text:list text:style-name="L6">
        <text:list-item>
          <text:p text:style-name="P15"/>
        </text:list-item>
        <text:list-item>
          <text:p text:style-name="P15"><text:span text:style-name="T2">&lt;The vote artifact (e.g. Snapshot link) serves as the decision record.&gt;</text:span></text:p>
        </text:list-item>
        <text:list-item>
          <text:p text:style-name="P15"><text:span text:style-name="T2">&lt;Version history (Layer 6) updated with every passed proposal.&gt;</text:span></text:p>
        </text:list-item>
      </text:list>
      <text:h text:style-name="Heading_20_2" text:outline-level="2"><text:bookmark-start text:name="appeal-and-review"/>Appeal and Review<text:bookmark-end text:name="appeal-and-review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/text:p>
      <text:p text:style-name="P16"><text:span text:style-name="T1">Rationale — Why make re-votes possible but bounded</text:span></text:p>
      <text:p text:style-name="P16">A governance system with no appeal route hardens mistakes into permanent rules; one with unlimited informal appeal paths never settles anything. Allowing any Full Member to trigger a re-vote — but only with a written, reasoned objection raising something not already addressed — keeps the system self-correcting without turning every decision into a standing referendum.</text:p>
      <text:p text:style-name="P17"><text:span text:style-name="T1">Instructions — How to fill this in</text:span></text:p>
      <text:p text:style-name="P17">Define the conditions for triggering a re-vote, the objection format, and the threshold/mechanism for the re-vote itself.</text:p>
      <text:list text:style-name="L7">
        <text:list-item>
          <text:p text:style-name="P18"/>
        </text:list-item>
        <text:list-item>
          <text:p text:style-name="P18"><text:span text:style-name="T2">&lt;Reasoned objection requirement — a consideration not addressed in original deliberation.&gt;</text:span></text:p>
        </text:list-item>
        <text:list-item>
          <text:p text:style-name="P18"/>
        </text:list-item>
        <text:list-item>
          <text:p text:style-name="P18"/>
        </text:list-item>
      </text:list>
      <text:h text:style-name="Heading_20_2" text:outline-level="2"><text:bookmark-start text:name="conflict-between-decisions"/>Conflict Between Decisions<text:bookmark-end text:name="conflict-between-decisions"/></text:h>
      <text:p text:style-name="First_20_paragraph"><text:span text:style-name="T2">RCOS clauses: </text:span><text:a xlink:type="simple" xlink:href="https://blueprint.ecohubs.community/articles/rcos-core/v0-1/layer-2-governance-decision-logic#45-governance-protocol" office:name=""><text:span text:style-name="Definition"><text:span text:style-name="T2">4.5.3</text:span></text:span></text:a></text:p>
      <text:p text:style-name="P19"><text:span text:style-name="T1">Rationale — Why predefine conflict resolution</text:span></text:p>
      <text:p text:style-name="P19">When two decisions point in different directions, someone has to choose which one counts — and if that choice is made ad hoc, it reduces to whoever has the authority or energy to enforce their reading. A fixed precedence rule (higher type wins; more recent wins at the same type) resolves conflicts mechanically, without a judgment call.</text:p>
      <text:p text:style-name="P20"><text:span text:style-name="T1">Instructions — How to fill this in</text:span></text:p>
      <text:p text:style-name="P20">State the precedence rule (typically: higher decision type prevails; more recent wins at the same type, unless explicitly locked).</text:p>
      <text:list text:style-name="L8">
        <text:list-item>
          <text:p text:style-name="P21"><text:span text:style-name="T2">&lt;Precedence: Constitutional &gt; Strategic &gt; Operational.&gt;</text:span></text:p>
        </text:list-item>
        <text:list-item>
          <text:p text:style-name="P21"/>
        </text:list-item>
        <text:list-item>
          <text:p text:style-name="P21"/>
        </text:list-item>
      </text:list>
      <text:h text:style-name="Heading_20_2" text:outline-level="2"><text:bookmark-start text:name="safeguards-and-failure-modes"/>Safeguards and Failure Modes<text:bookmark-end text:name="safeguards-and-failure-modes"/></text:h>
      <text:p text:style-name="First_20_paragraph"><text:span text:style-name="T2">RCOS clauses: </text:span><text:a xlink:type="simple" xlink:href="https://blueprint.ecohubs.community/articles/rcos-core/v0-1/layer-2-governance-decision-logic#46-safeguards-and-failure-modes" office:name=""><text:span text:style-name="Definition"><text:span text:style-name="T2">4.6.1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2</text:span></text:span></text:a><text:span text:style-name="T2">, </text:span><text:a xlink:type="simple" xlink:href="https://blueprint.ecohubs.community/articles/rcos-core/v0-1/layer-2-governance-decision-logic#46-safeguards-and-failure-modes" office:name=""><text:span text:style-name="Definition"><text:span text:style-name="T2">4.6.3</text:span></text:span></text:a></text:p>
      <text:p text:style-name="P22"><text:span text:style-name="T1">Rationale — Why plan for governance failure up front</text:span></text:p>
      <text:p text:style-name="P22">Every governance system fails somewhere — captured by a subgroup, frozen by informal vetoes, drifted by a role holder who quietly expanded their remit. Naming the specific failure modes in advance, wiring in challenge routes that cannot be retaliated against, and requiring a formal review when failures accumulate, is what keeps governance from slowly hollowing out while no one is watching.</text:p>
      <text:p text:style-name="P23"><text:span text:style-name="T1">Instructions — How to fill this in</text:span></text:p>
      <text:p text:style-name="P23">For each named failure mode, state the safeguard. Include a trigger that forces a Constitutional review if failures accumulate.</text:p>
      <text:list text:style-name="L9">
        <text:list-item>
          <text:p text:style-name="P24"><text:span text:style-name="T1">Power concentration:</text:span> </text:p>
        </text:list-item>
        <text:list-item>
          <text:p text:style-name="P24"><text:span text:style-name="T1">Informal vetoes:</text:span> <text:span text:style-name="T2">&lt;rule that only written, reasoned objections submitted via the defined process carry weight.&gt;</text:span></text:p>
        </text:list-item>
        <text:list-item>
          <text:p text:style-name="P24"><text:span text:style-name="T1">Decision capture:</text:span> </text:p>
        </text:list-item>
        <text:list-item>
          <text:p text:style-name="P24"><text:span text:style-name="T1">Founder/role entrenchment:</text:span> <text:span text:style-name="T2">&lt;rule that no role grants permanent authority; founders hold no special governance authority beyond membership state.&gt;</text:span></text:p>
        </text:list-item>
        <text:list-item>
          <text:p text:style-name="P24"><text:span text:style-name="T1">Challenge without retaliation:</text:span> <text:span text:style-name="T2">&lt;reference Layer 4 anti-retaliation provisions.&gt;</text:span></text:p>
        </text:list-item>
        <text:list-item>
          <text:p text:style-name="P24"><text:span text:style-name="T1">Persistent failure trigger:</text:span> <text:span text:style-name="T2">&lt;e.g. three or more governance failures within X months trigger a Constitutional review.&gt;</text:span></text:p>
        </text:list-item>
      </text:list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10">
        <text:list-item>
          <text:p text:style-name="P25"><text:span text:style-name="T1">Adopted:</text:span> </text:p>
        </text:list-item>
        <text:list-item>
          <text:p text:style-name="P25"><text:span text:style-name="T1">Decision type:</text:span> Constitutional</text:p>
        </text:list-item>
        <text:list-item>
          <text:p text:style-name="P25"><text:span text:style-name="T1">Version:</text:span> </text:p>
        </text:list-item>
        <text:list-item>
          <text:p text:style-name="P25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3Z</meta:creation-date>
    <dc:date>2026-04-29T00:55:53Z</dc:date>
    <meta:user-defined meta:name="title-meta" meta:value-type="string">Governance Protocol</meta:user-defined>
  </office:meta>
</office:document-meta>
</file>